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bpedia-fr:Ajacci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jacci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mie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msterda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ncien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ncien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nde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nde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nge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ngri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ngri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rbo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rbo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rqu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rques (Pas-de-Calais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snières-sur-Ois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snières-sur-Ois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utrey-les-Gra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utrey-lès-Gra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Avign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gnols-sur-Cez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gnols-sur-Cèz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i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i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njsk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njska (Zvečan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rberie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rberie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rcelo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rcelo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rzy-sur-Mar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rzy-sur-Mar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sse-Ter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aza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aza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lgrad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llefon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llefond (Girond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lmont-sur-Vai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lmont-sur-Vai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nnecour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nnecour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rli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rlin-Oues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rlin-Oues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sanc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sanç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eugneu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eugneu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cé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got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is-le-Du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is-le-Duc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is-les-Pargn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is-lès-Pargn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log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log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nnei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nnei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rdeau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urg-en-Bress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urg-en-Bress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ourg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ourg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ra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ro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roc (Maine-et-Loir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ruxell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ruxelles-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ruxell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ruxelles-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ruxelles-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udapes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Burz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Burze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ae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and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andé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ann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ann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araqu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araque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arthage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arthagène (Espagn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hampei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hampei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harleroi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hartr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hartr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hermigna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hermignac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lermont-Ferran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i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ir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mbie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mbie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mbr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mbre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rfou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rfou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rmeilles-en-Paris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rmeilles-en-Paris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ucy-le-Chateau-Auffriqu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ucy-le-Château-Auffriqu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urdemanche_Sarth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urdemanche (Sarth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urgenar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urgenar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outanc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outanc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racovi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racovi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uiry-les-Ivie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uiry-lès-Ivie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Cuss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Cusse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Deau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Deau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Doncher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Doncher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Entraygues-sur-Truye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Entraygues-sur-Truyèr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Estain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Estaing (Aveyron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Evrec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Évrec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Faucogney-et-la-Me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Faucogney-et-la-Me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Fegrea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Fégréac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Fillol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Fillol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Floren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Fontvie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Fontvie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andrang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andrang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enev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iovinazz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iovinazz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lasgow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otebor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renob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Guiscriff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Guiscriff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Hodenc-en-Bra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Hodenc-en-Bra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Hong_Kon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le-dArz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Île-dArz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mperial_War_Museum_Duxfor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Imperial War Museum Duxfor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nnsbruck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spaha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Ispaha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stanbu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Ivre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Ivré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Jerusale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Josseli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Josselin (Morbihan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Jovença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Jovença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Kecskem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Khartou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Kuopi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Kuopi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_Cavaleri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 Cavaleri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_Colle-sur-Loup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 Colle-sur-Loup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cau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caune (Tarn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mba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mba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ns-en-Verco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ns-en-Verco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nuejol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nuéjols (Lozèr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rriviere-Saint-Savi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rrivière-Saint-Savi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s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s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aur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aur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Bizo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Bizo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Chalar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Chalar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Malzieu-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Malzieu-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Mesnil-Amelo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Mesnil-Amelo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Mou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Mou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Pala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Pala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Pouligue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Pouligue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Rov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Rov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_Touquet-Paris-Plag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 Touquet-Paris-Plag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rid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érid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s_Abeill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s Abeill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s_Ricey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s Ricey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s_Trois-Ilet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s Trois-Îlet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esmon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esmon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isbo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isieu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isieu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ivr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ivry (Calvados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ocoal-Mend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ocoal-Mend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ocquelta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ocquelta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ondr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ongny-au-Perch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ongny-au-Perch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os_Angel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ugri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ugri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una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unas (Hérault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uxeuil-les-Bai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uxeuil-les-Bai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Ly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ckinac_Islan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ckinac Islan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dri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n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nnhei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rse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6e arrondissement de Marse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rse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uperthu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uperthu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ayen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ayenc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eillar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eillar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erry-sur-Yo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erry-sur-Yo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ezy-Mouli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ézy-Mouli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iami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it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it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lle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lle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ntigny-sur-Meus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ntigny-sur-Meus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ntjaux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ntjaux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ntpellie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ntrea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scou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uli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ulins (Allier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Moutiers-en-Puisay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Moutiers-en-Puisay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ant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arbo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eve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ew_York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i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im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îm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itr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itry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uor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Ny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Orlea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Orléa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Orny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Orny (Vaud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ar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avi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ernes-les-Fontain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ernes-les-Fontain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erous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érouse (Itali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erros-Guire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erros-Guirec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etit-Cana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etit-Cana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eyrusse-le-Roc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eyrusse-le-Roc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icherand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icherand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ontauber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ontauber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ontois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ontois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ontpoin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ontpoin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ori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ori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ragu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retori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Punaaui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Punaaui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Questember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Questember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aillicour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aillicour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apperswi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apperswil (Saint-Gall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eilla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eilla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eim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ia-Sirach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ia-Sirach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ochehau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ochehau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om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ozay-en-Bri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ozay-en-Bri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Rueil-Malmais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Rueil-Malmais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Avol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Avol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Denis_La_Réuni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Denis (La Réunion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Étienne-de-Vicq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Étienne-de-Vicq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Gilles_Gar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Gilles (Gard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Hilaire-du-Bois_Girond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Hilaire-du-Bois (Girond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Jean-Cap-Ferra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Jean-Cap-Ferra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Martin-de-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Martin-de-Ré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Pere-en-Retz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Père-en-Retz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Pierre_Martiniqu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Pierre (Martiniqu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Tron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Tron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Vallie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Vallier (Saône-et-Loir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Vigor-le-Grand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Vigor-le-Grand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-Wandrille-Ranç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-Wandrille-Ranç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inte-Marie_Martiniqu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inte-Marie (Martiniqu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lies-de-Bear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lies-de-Béar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lins-les-Bai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lins-les-Bai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lles-la-Sour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lles-la-Sourc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n_Diego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tillieu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tillieu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vennier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vennièr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avigny-en-Terre-Plai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avigny-en-Terre-Plai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elçuk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elçuk (İzmir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emur-en-Brionna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emur-en-Brionna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essa_Aurunc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essa Aurunc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ien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ilkebor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ilkeborg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illy-le-Lon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illy-le-Long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ofi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ombacou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ombacou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remski_Karlovci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remski Karlovci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Strasbourg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ali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ali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arg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arg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autave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autave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erdeghem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erdeghem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our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ourtou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ourtou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racy-le-Val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racy-le-Val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Tremola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Trémola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Urbe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Urbe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Urbisaglia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Urbisaglia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ison-la-Romain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ison-la-Romain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len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lence (Espagne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lliquervill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lliquervill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ll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lrea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lréa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arennes-sur-Loi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arennes-sur-Loir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erno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ernouille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ernouillet (Yvelines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cenc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cence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llars-en-Pon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llars-en-Pon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llefranche_de_Lauragai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llefranche de Lauragai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lleneuve-Saint-Georges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lleneuve-Saint-Georges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lliers-sous-Grez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lliers-sous-Grez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uz-en-Sallaz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uz-en-Sallaz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ivier-au-Court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ivier-au-Court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Vulci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Vulci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Williamstown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Williamstown (Massachusetts)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Winterthour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Winterthour</text:p>
          </table:table-cell>
          <table:table-cell office:value-type="string" calcext:value-type="string">
            <text:p>' ;.</text:p>
          </table:table-cell>
        </table:table-row>
        <table:table-row table:style-name="ro1">
          <table:table-cell office:value-type="string" calcext:value-type="string">
            <text:p>dbpedia-fr:Yvoire</text:p>
          </table:table-cell>
          <table:table-cell office:value-type="string" calcext:value-type="string">
            <text:p>rdf:type dbpedia-owl:PopulatedPlace ; <text:s text:c="2"/>rdfs:label '</text:p>
          </table:table-cell>
          <table:table-cell office:value-type="string" calcext:value-type="string">
            <text:p>Yvoire</text:p>
          </table:table-cell>
          <table:table-cell office:value-type="string" calcext:value-type="string">
            <text:p>' ;.</text:p>
          </table:table-cell>
        </table:table-row>
      </table:table>
      <table:named-expressions/>
      <table:database-ranges>
        <table:database-range table:name="__Anonymous_Sheet_DB__0" table:target-range-address="Feuille2.A1:Feuille2.C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47:40.310743573</meta:creation-date>
    <dc:date>2021-11-28T01:36:36.977655704</dc:date>
    <meta:editing-duration>PT1H8M10S</meta:editing-duration>
    <meta:editing-cycles>11</meta:editing-cycles>
    <meta:generator>LibreOffice/6.4.7.2$Linux_X86_64 LibreOffice_project/40$Build-2</meta:generator>
    <meta:document-statistic meta:table-count="1" meta:cell-count="1004" meta:object-count="0"/>
  </office:meta>
</office:document-meta>
</file>